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21T00:00:00" table:style-name="ce10">
            <text:p>2017-04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MDH re: HCMC wesbites being offline; researched Spur Alley in Harben and Stow; looked into Google map coordinates for locations in Robert Crease's articl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339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0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5-01T20:40:57Z</dc:date>
    <meta:editing-cycles>69</meta:editing-cycles>
    <meta:editing-duration>PT112006S</meta:editing-duration>
  </office:meta>
</office:document-meta>
</file>